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DocHistory" style:family="table">
      <style:table-properties style:width="5.9507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38in" style:rel-column-width="4508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Table1" style:family="table">
      <style:table-properties style:width="6in" fo:margin-left="1in" table:align="left"/>
    </style:style>
    <style:style style:name="Table1.A" style:family="table-column">
      <style:table-column-properties style:column-width="0.9021in"/>
    </style:style>
    <style:style style:name="Table1.B" style:family="table-column">
      <style:table-column-properties style:column-width="5.0979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0.0139in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0.0139in solid #808080" fo:border-right="none" fo:border-top="0.0139in solid #808080"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1.6in"/>
    </style:style>
    <style:style style:name="vdmj_5f_statements.B" style:display-name="vdmj_statements.B" style:family="table-column">
      <style:table-column-properties style:column-width="4.4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Table4" style:family="table">
      <style:table-properties style:width="6in" fo:margin-left="1in" table:align="left"/>
    </style:style>
    <style:style style:name="Table4.A" style:family="table-column">
      <style:table-column-properties style:column-width="1.6097in"/>
    </style:style>
    <style:style style:name="Table4.B" style:family="table-column">
      <style:table-column-properties style:column-width="4.3903in"/>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0.0139in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313in" fo:border-left="0.0139in solid #808080" fo:border-right="none" fo:border-top="none" fo:border-bottom="0.0139in solid #808080"/>
    </style:style>
    <style:style style:name="Table4.B2" style:family="table-cell">
      <style:table-cell-properties style:vertical-align="middle" fo:padding="0.0313in" fo:border-left="0.0139in solid #808080" fo:border-right="0.0139in solid #808080" fo:border-top="none" fo:border-bottom="0.0139in solid #808080"/>
    </style:style>
    <style:style style:name="Table3" style:family="table">
      <style:table-properties style:width="6in" fo:margin-left="1in" table:align="left"/>
    </style:style>
    <style:style style:name="Table3.A" style:family="table-column">
      <style:table-column-properties style:column-width="1.5in"/>
    </style:style>
    <style:style style:name="Table3.B" style:family="table-column">
      <style:table-column-properties style:column-width="4.5in"/>
    </style:style>
    <style:style style:name="Table3.1" style:family="table-row">
      <style:table-row-properties fo:background-color="#ccccff">
        <style:background-image/>
      </style:table-row-properties>
    </style:style>
    <style:style style:name="Table3.A1" style:family="table-cell">
      <style:table-cell-properties style:vertical-align="middle" fo:padding="0.0313in" fo:border="0.0139in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313in" fo:border-left="0.0139in solid #808080" fo:border-right="none" fo:border-top="none" fo:border-bottom="0.0139in solid #808080"/>
    </style:style>
    <style:style style:name="Table3.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Table5" style:family="table">
      <style:table-properties style:width="6in" fo:margin-left="1in" table:align="left"/>
    </style:style>
    <style:style style:name="Table5.A" style:family="table-column">
      <style:table-column-properties style:column-width="0.8993in"/>
    </style:style>
    <style:style style:name="Table5.B" style:family="table-column">
      <style:table-column-properties style:column-width="5.1007in"/>
    </style:style>
    <style:style style:name="Table5.1" style:family="table-row">
      <style:table-row-properties fo:background-color="#ccccff">
        <style:background-image/>
      </style:table-row-properties>
    </style:style>
    <style:style style:name="Table5.A1" style:family="table-cell">
      <style:table-cell-properties fo:padding="0.0313in" fo:border="0.0139in solid #808080"/>
    </style:style>
    <style:style style:name="Table5.2" style:family="table-row">
      <style:table-row-properties fo:background-color="#ffffff">
        <style:background-image/>
      </style:table-row-properties>
    </style:style>
    <style:style style:name="Table5.A2" style:family="table-cell">
      <style:table-cell-properties fo:padding="0.0313in" fo:border-left="0.0139in solid #808080" fo:border-right="none" fo:border-top="none" fo:border-bottom="0.0139in solid #808080"/>
    </style:style>
    <style:style style:name="Table5.B2" style:family="table-cell">
      <style:table-cell-properties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font-style="normal" style:font-style-asian="normal" style:font-style-complex="normal"/>
    </style:style>
    <style:style style:name="P20" style:family="paragraph" style:parent-style-name="Preformatted_20_Text">
      <style:text-properties fo:font-style="normal" fo:font-weight="bold" style:font-style-asian="normal" style:font-weight-asian="bold" style:font-style-complex="normal" style:font-weight-complex="bold"/>
    </style:style>
    <style:style style:name="P21"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2" style:family="paragraph" style:parent-style-name="Preformatted_20_Text">
      <style:text-properties fo:font-weight="bold" style:font-weight-asian="bold" style:font-weight-complex="bold"/>
    </style:style>
    <style:style style:name="P23"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Contents_20_1">
      <style:paragraph-properties>
        <style:tab-stops>
          <style:tab-stop style:position="6.2673in" style:type="right" style:leader-style="dotted" style:leader-text="."/>
        </style:tab-stops>
      </style:paragraph-properties>
    </style:style>
    <style:style style:name="P26" style:family="paragraph" style:parent-style-name="Contents_20_2">
      <style:paragraph-properties>
        <style:tab-stops>
          <style:tab-stop style:position="6.0673in" style:type="right" style:leader-style="dotted" style:leader-text="."/>
        </style:tab-stops>
      </style:paragraph-properties>
    </style:style>
    <style:style style:name="P27" style:family="paragraph" style:parent-style-name="Standard" style:master-page-name="First_20_Page">
      <style:paragraph-properties style:page-number="auto"/>
    </style:style>
    <style:style style:name="P28" style:family="paragraph" style:parent-style-name="Heading_20_1">
      <style:paragraph-properties fo:break-before="page"/>
    </style:style>
    <style:style style:name="P29" style:family="paragraph" style:parent-style-name="Heading_20_3">
      <style:text-properties fo:font-style="normal" style:font-style-asian="normal" style:font-style-complex="normal"/>
    </style:style>
    <style:style style:name="P30" style:family="paragraph" style:parent-style-name="Heading_20_2">
      <style:text-properties fo:language="en" fo:country="US"/>
    </style:style>
    <style:style style:name="P31"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32" style:family="paragraph" style:parent-style-name="Heading_20_2" style:master-page-name="">
      <style:paragraph-properties style:page-number="auto" fo:break-before="page"/>
    </style:style>
    <style:style style:name="P33" style:family="paragraph" style:parent-style-name="List_20_1_20_End">
      <style:text-properties fo:font-style="normal" fo:font-weight="normal" style:font-style-asian="normal" style:font-weight-asian="normal" style:font-style-complex="normal" style:font-weight-complex="normal"/>
    </style:style>
    <style:style style:name="P34" style:family="paragraph" style:parent-style-name="List_20_1_20_Cont.">
      <style:text-properties fo:font-style="normal" style:font-style-asian="normal" style:font-style-complex="normal"/>
    </style:style>
    <style:style style:name="P35" style:family="paragraph" style:parent-style-name="List_20_1_20_Cont.">
      <style:text-properties fo:font-style="normal" fo:font-weight="normal" style:font-style-asian="normal" style:font-weight-asian="normal" style:font-style-complex="normal" style:font-weight-complex="normal"/>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style:font-name="Courier New"/>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31/05/11</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1.1</text:user-defined></text:p>
              </table:table-cell>
            </table:table-row>
          </table:table>
          <text:p text:style-name="Table"/>
        </draw:text-box>
      </draw:frame>
      <text:p text:style-name="P27"/>
      <text:list xml:id="list34154781" text:style-name="Outline">
        <text:list-item>
          <text:h text:style-name="P28"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5"><text:s/>0. <text:s/>Document Control<text:tab/>2</text:p>
          <text:p text:style-name="P26"><text:s/>0.1. <text:s/>Table of Contents<text:tab/>2</text:p>
          <text:p text:style-name="P26"><text:s/>0.2. <text:s/>References<text:tab/>2</text:p>
          <text:p text:style-name="P26"><text:s/>0.3. <text:s/>Document History<text:tab/>3</text:p>
          <text:p text:style-name="P26"><text:s/>0.4. <text:s/>Copyright<text:tab/>3</text:p>
          <text:p text:style-name="P25"><text:s/>1. <text:s/>Overview<text:tab/>4</text:p>
          <text:p text:style-name="P26"><text:s/>1.1. <text:s/>Package Overview<text:tab/>4</text:p>
          <text:p text:style-name="P25"><text:s/>2. <text:s/>Package Detail<text:tab/>6</text:p>
          <text:p text:style-name="P26"><text:s/>2.1. <text:s/>vdmj<text:tab/>6</text:p>
          <text:p text:style-name="P26"><text:s/>2.2. <text:s/>vdmj.lex<text:tab/>7</text:p>
          <text:p text:style-name="P26"><text:s/>2.3. <text:s/>vdmj.syntax<text:tab/>10</text:p>
          <text:p text:style-name="P26"><text:s/>2.4. <text:s/>vdmj.types<text:tab/>12</text:p>
          <text:p text:style-name="P26"><text:s/>2.5. <text:s/>vdmj.expressions<text:tab/>13</text:p>
          <text:p text:style-name="P26"><text:s/>2.6. <text:s/>vdmj.statements <text:tab/>16</text:p>
          <text:p text:style-name="P26"><text:s/>2.7. <text:s/>vdmj.patterns<text:tab/>17</text:p>
          <text:p text:style-name="P26"><text:s/>2.8. <text:s/>vdmj.traces<text:tab/>18</text:p>
          <text:p text:style-name="P26"><text:s/>2.9. <text:s/>vdmj.definitions<text:tab/>20</text:p>
          <text:p text:style-name="P26"><text:s/>2.10. <text:s/>vdmj.modules<text:tab/>23</text:p>
          <text:p text:style-name="P26"><text:s/>2.11. <text:s/>vdmj.typechecker<text:tab/>24</text:p>
          <text:p text:style-name="P26"><text:s/>2.12. <text:s/>vdmj.pog<text:tab/>26</text:p>
          <text:p text:style-name="P26"><text:s/>2.13. <text:s/>vdmj.runtime<text:tab/>29</text:p>
          <text:p text:style-name="P26"><text:s/>2.14. <text:s/>vdmj.scheduler<text:tab/>35</text:p>
          <text:p text:style-name="P26"><text:s/>2.15. <text:s/>vdmj.values<text:tab/>47</text:p>
          <text:p text:style-name="P26"><text:s/>2.16. <text:s/>vdmj.commands<text:tab/>49</text:p>
          <text:p text:style-name="P26"><text:s/>2.17. <text:s/>vdmj.messages<text:tab/>50</text:p>
          <text:p text:style-name="P26"><text:s/>2.18. <text:s/>vdmj.debug<text:tab/>50</text:p>
          <text:p text:style-name="P26"><text:s/>2.19. <text:s/>vdmj.config<text:tab/>53</text:p>
          <text:p text:style-name="P26"><text:s/>2.20. <text:s/>vdmj.util<text:tab/>54</text:p>
          <text:p text:style-name="P25"><text:s/>3. <text:s/>External Interfaces<text:tab/>56</text:p>
          <text:p text:style-name="P26"><text:s/>3.1. <text:s/>The Native Call Interface<text:tab/>56</text:p>
          <text:p text:style-name="P26"><text:s/>3.2. <text:s/>The Remote Control Interface<text:tab/>56</text:p>
        </text:index-body>
      </text:table-of-content>
      <text:list xml:id="list34192806" text:continue-numbering="true" text:style-name="Outline">
        <text:list-item>
          <text:list>
            <text:list-item>
              <text:h text:style-name="P30" text:outline-level="2">References</text:h>
            </text:list-item>
          </text:list>
        </text:list-item>
      </text:list>
      <text:list xml:id="list34130144" text:style-name="RefNumber">
        <text:list-item>
          <text:p text:style-name="Reference">Wikipedia entry for The Vienna Development Method, http://en.wikipedia.org/wiki/Vienna_Development_Method</text:p>
        </text:list-item>
        <text:list-item>
          <text:p text:style-name="Reference"><text:soft-page-break/>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text:a xlink:type="simple" xlink:href="http://www.overturetool.org/">http://www.overturetool.org/</text:a>.</text:p>
        </text:list-item>
        <text:list-item>
          <text:p text:style-name="Reference">Modelling and Validating Distributed Embedded Real-Time Control Systems, Marcel Verhoef, PhD Thesis.</text:p>
        </text:list-item>
      </text:list>
      <text:list xml:id="list34171171" text:continue-list="list34192806"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1">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1">Issue 0.7</text:p>
          </table:table-cell>
          <table:table-cell table:style-name="DocHistory.B1" office:value-type="date" office:date-value="2009-12-09">
            <text:p text:style-name="P23">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1">Issue 0.8</text:p>
          </table:table-cell>
          <table:table-cell table:style-name="DocHistory.A1" office:value-type="string">
            <text:p text:style-name="P23">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1">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1">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1">Issue 1.1</text:p>
          </table:table-cell>
          <table:table-cell table:style-name="DocHistory.A1" office:value-type="string">
            <text:p text:style-name="Table_20_Contents"><text:modification-date style:data-style-name="N37">31/05/11</text:modification-date></text:p>
          </table:table-cell>
          <table:table-cell table:style-name="DocHistory.A1" office:value-type="string">
            <text:p text:style-name="Table_20_Contents">Updated for Overture 1.0.1</text:p>
          </table:table-cell>
        </table:table-row>
      </table:table>
      <text:list xml:id="list34176840"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2011,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4186892" text:continue-numbering="true" text:style-name="Outline">
        <text:list-item>
          <text:h text:style-name="Heading_20_1" text:outline-level="1">Overview</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34183528" text:continue-numbering="true" text:style-name="Outline">
        <text:list-item>
          <text:list>
            <text:list-item>
              <text:h text:style-name="Heading_20_2" text:outline-level="2">Package Overview</text:h>
            </text:list-item>
          </text:list>
        </text:list-item>
      </text:list>
      <text:p text:style-name="Text_20_body">The implementation is divided into the following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subclasses to parse, type <text:s/>check and interpret a specification in the VDM-SL, VDM++ or VDM-RT dialect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The vdmj.types package contains value classes that represent the various static types that can be contained in a VDM specification. They are all sub-classes of an abstract Type class.</text:p>
      <text:p text:style-name="Text_20_body"><text:soft-page-break/>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SL, VDM++ or VDM-RT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34166226" text:continue-numbering="true" text:style-name="Outline">
        <text:list-item>
          <text:h text:style-name="Heading_20_1" text:outline-level="1">Package Detail</text:h>
          <text:list>
            <text:list-item>
              <text:h text:style-name="P31"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14"/>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14"/>
      <text:p text:style-name="P14">The vdmj package contains the “main” abstract VDMJ class for the suite, plus three concrete subclasses to parse, type check and interpret a specification in the VDM-SL, VDM++ or VDM-RT dialects.</text:p>
      <text:p text:style-name="P14">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Settings.dialect = Dialect.VDM_SL;</text:p>
      <text:p text:style-name="Preformatted_20_Text"><text:tab/>File file = new File(args[0]);</text:p>
      <text:p text:style-name="Preformatted_20_Text"><text:tab/>LexTokenReader ltr = new LexTokenReader(file, Dialect.VDM_SL);</text:p>
      <text:p text:style-name="Preformatted_20_Text"><text:tab/>ModuleReader mr = new ModuleReader(ltr);</text:p>
      <text:p text:style-name="Preformatted_20_Text"><text:tab/>ModuleList modules = mr.readModules();</text:p>
      <text:p text:style-name="Preformatted_20_Text"/>
      <text:p text:style-name="Preformatted_20_Text"><text:tab/>if (mr.getErrorCount() == 0)</text:p>
      <text:p text:style-name="Preformatted_20_Text"><text:tab/>{</text:p>
      <text:p text:style-name="Preformatted_20_Text"><text:s text:c="4"/><text:tab/><text:tab/>TypeChecker tc = new ModuleTypeChecker(modules);</text:p>
      <text:p text:style-name="Preformatted_20_Text"><text:s text:c="4"/><text:tab/><text:tab/>tc.typeCheck();</text:p>
      <text:p text:style-name="Preformatted_20_Text"/>
      <text:p text:style-name="Preformatted_20_Text"><text:s text:c="4"/><text:tab/><text:tab/>if (TypeChecker.getErrorCount() == 0)</text:p>
      <text:p text:style-name="Preformatted_20_Text"><text:s text:c="4"/><text:tab/><text:tab/>{</text:p>
      <text:p text:style-name="Preformatted_20_Text"><text:s text:c="4"/><text:tab/><text:tab/><text:tab/>ModuleInterpreter interpreter =</text:p>
      <text:p text:style-name="Preformatted_20_Text"><text:tab/><text:tab/><text:tab/><text:tab/>new ModuleInterpreter(modules);</text:p>
      <text:p text:style-name="Preformatted_20_Text"><text:s text:c="4"/><text:tab/><text:tab/><text:tab/>interpreter.init(null);</text:p>
      <text:p text:style-name="Preformatted_20_Text"><text:s text:c="4"/><text:tab/><text:tab/><text:tab/>CommandReader reader =</text:p>
      <text:p text:style-name="Preformatted_20_Text"><text:tab/><text:tab/><text:tab/><text:tab/>new ModuleCommandReader(interpreter, "$ ");</text:p>
      <text:p text:style-name="Preformatted_20_Text"/>
      <text:p text:style-name="Preformatted_20_Text"><text:s text:c="4"/><text:tab/><text:tab/><text:tab/>List&lt;File&gt; files = new Vector&lt;File&gt;();</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4">dialect </text:span><text:soft-page-break/><text:span text:style-name="T4">constant changed from VDM_SL to VDM_PP or VDM_RT.</text:span></text:p>
      <text:p text:style-name="Text_20_body">VDMJ has a <text:span text:style-name="T3">-o </text:span><text:span text:style-name="T4">option which causes the parsed and type-checked specification to be written out to the filename specified by the argument to </text:span><text:span text:style-name="T3">-o</text:span><text:span text:style-name="T4">. Note that the entire tree is written to the file (if there are no type check errors), so if VDMJ is invoked with four specification files, and one </text:span><text:span text:style-name="T3">-o </text:span><text:span text:style-name="T4">option, the classes specified by all four files are written to the one output file. Any input file called "*.lib" (rather than the more normal *.vdmsl, *.vdmpp or *.vdmrt) is assumed to be a pre-compiled library created by </text:span><text:span text:style-name="T3">-o </text:span><text:span text:style-name="T4">and is loaded as such without repeating the type checking. This can be faster for very large specifications. The example below shows the creation and use of IO.lib.</text:span></text:p>
      <text:p text:style-name="P19"/>
      <text:p text:style-name="P20">$ vdmpp -o IO.lib stdlib/IO.vdmpp</text:p>
      <text:p text:style-name="P19">Parsed 1 class in 0.266 secs. No syntax errors</text:p>
      <text:p text:style-name="P19">Type checked 1 class in 0.015 secs. No type errors</text:p>
      <text:p text:style-name="P19">Saved 1 class to IO.lib in 0.125 secs. </text:p>
      <text:p text:style-name="P19"/>
      <text:p text:style-name="P19"/>
      <text:p text:style-name="P20">$ vdmpp -i hello.vdmpp IO.lib</text:p>
      <text:p text:style-name="P19">Loaded 1 class from IO.lib in 0.219 secs</text:p>
      <text:p text:style-name="P19">Parsed 1 class in 0.422 secs. No syntax errors</text:p>
      <text:p text:style-name="P19">Type checked 1 class in 0.015 secs. No type errors and 1 warning</text:p>
      <text:p text:style-name="P19">Initialized 2 classes in 0.0 secs. </text:p>
      <text:p text:style-name="P19">Interpreter started</text:p>
      <text:p text:style-name="P20">&gt; p new A().op()</text:p>
      <text:p text:style-name="P19">Hello world!</text:p>
      <text:p text:style-name="P19">= true</text:p>
      <text:p text:style-name="P19">Executed in 0.015 secs.</text:p>
      <text:list xml:id="list34190558"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certainly faster to re-parse and check them; for larger specifications there does appear to be an advantage, but not much.</text:span></text:p>
      <text:p text:style-name="P15">Note that the serialization of the tree has to be for complete specifications (no unresolved references). This is because there is no link-editing available to combine partial specifications, and VDM++ and VDM-RT do not have a way to identify externals (VDM-SL has module imports, but VDM++ and VDM-RT have nothing similar). You can load multiple library files, or a mixture of library and source files.</text:p>
      <text:list xml:id="list34185588"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ext:soft-page-break/>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Text_20_body">The BacktrackInputReader opens a file with one of four stream readers: LatexStreamReader, DocStreamReader, DocxStreamReader or ODFStreamReader – the choice is based on the file name, with the default being the LatexStreamReader (which also reads plain text). All of the stream readers extend InputStreamReader.</text:p>
      <text:p text:style-name="Text_20_body">The LatexStreamReader object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The other stream readers search for markers, “<text:span text:style-name="T8">%%VDM%%</text:span>”, in the file and extract the text between those markers, treating it as VDM source. This means that the line number information is lost, as this is much more complicated to work out in complex file formats. The XMLStreamReader is common to .docx and .odt processing, and allows a ZIP file to be opened and a named subpart to be read as the source of the document. All formatting (like bold, italics and styles) within these documents is ignored by the stream readers. The XML formats work well with international character sets (as the character encoding is given in the XML) but the old MS .doc format may not work properly with non-ASCII character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ext:soft-page-break/>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34188109"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DM-RT function/operation overloading, LexNameTokens optionally include a 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text:soft-page-break/>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34183417" text:continue-numbering="true" text:style-name="Outline">
        <text:list-item>
          <text:list>
            <text:list-item>
              <text:h text:style-name="Heading_20_2" text:outline-level="2">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text:soft-page-break/>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3">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34177181"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text:soft-page-break/>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34177341"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text:soft-page-break/>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s which implements this are BooleanType, QuoteType and unions of these types;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which must be turned into a single product type (TypeList) or a single union type (TypeSet). The ProductType and UnionType classes contain one TypeList and TypeSet, respectively.</text:p>
      <text:list xml:id="list34192513"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ypes that they contain. But definitions do not recurse into the expressions and statements that they contain, even though they have unresolved Types. Rather, unresolved types in expressions and statements are resolved later when the main type checking pass requires them. </text:p>
      <text:p text:style-name="Text_20_body">Do we call them products or tuples? <text:s/>I went for ProductTypes and TupleValues in the end.</text:p>
      <text:list xml:id="list34170953" text:continue-numbering="true" text:style-name="Outline">
        <text:list-item>
          <text:list>
            <text:list-item>
              <text:h text:style-name="Heading_20_2" text:outline-level="2">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ext:soft-page-break/>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for expressions in functions).</text:p>
      <text:p text:style-name="Text_20_body">The typeCheck method returns a Type which indicates the result of analys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in VDM++ and VDM-RT. The typeCheck method of ApplyExpression starts by generating a TypeList from the typeCheck of each of the argument expressions it has. That may generate (say) [int, int, bool]. That list is then passed to the <text:soft-page-break/>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PlusExpression evaluates its left and right hand sides, and converts the resulting Value objects to raw Java 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hello"?),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created like this, but having operation values too means that, in VDM++ or VDM-RT, an object becomes a map of names to values – whether those are instance variable values or member operations and functions. The eval method of the ApplyExpression to call a function is therefore just:</text:p>
      <text:p text:style-name="Preformatted_20_Text"><text:soft-page-break/></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34164088"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34185432"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text:soft-page-break/>All 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34187455"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34188004"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s to UnresolvedTypes that need to be resolved early in the type check. Definitions which include Patterns recurse into the pattern's typeResolve from their own typeResolve methods.</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 QuoteType and unions of these).</text:p>
      <text:p text:style-name="Text_20_body"><text:soft-page-break/>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22"><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34191130"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34175501"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ext:soft-page-break/>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raceNode</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vdm.traces package includes classes to represent the definitions which can occur in a VDM-SL, VDM++ or VDM-RT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Statements (CallStatements, CallObjectStatements or TraceVariableStatements).</text:p>
      <text:p text:style-name="Text_20_body">All TraceNodes include a field called variables, which may contain a TraceVariableList. These are populated by TraceLetBeStBinding and TraceLetDefBinding when a particular name/value pair is chosen in the expansion of a give test sequence. The getVariables method of TraceNode returns a CallSequence which is populated with any TraceVariableStatements for the expansion. When executed, these statements just add their named value to the local context, making it available to subsequent calls in the test.</text:p>
      <text:p text:style-name="Text_20_body">A top level NamedTraceDefinition (see below) is created for each parsed trace definition, including a method to extract all the tests from the definition tree it contains.</text:p>
      <text:p text:style-name="Text_20_body"><text:soft-page-break/>The execution of a trace is coordinated from a method called runtrace on the Interpreter object (see below). This first gets a TestSequence from the NamedTraceDefinition. Then for each CallSequence in the TestSequence,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ests which have a FAILED verdict are "stemmed" by runtrace such that remaining tests in the TestSequence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raceVariableStatements in the test. This means that tests which are superficially the same, but which have different variable values will not match.</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he TestSequence class has a method called reduce, which can be used to cut down a very large collection of tests before execution. The method is passed three parameters via runtrace: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34167872"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CallSequence (via the TraceVariableStatement), so debuggers can look at the raw value, which may be of some help.</text:p>
      <text:list xml:id="list34164606"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ext:soft-page-break/>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34142277"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text:soft-page-break/>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text:soft-page-break/>held inside an ObjectValue (produced by the makeInstance method of ClassDefinition), though references to the static data is included in the object's member list, so that the runtime can find them. See section 2.13 for more information about runtime variable access.</text:p>
      <text:p text:style-name="Text_20_body">The SystemDefinition class is a subclass of ClassDefinition, and adds VDM-RT specific processing for system classes. The implicit definition generation (see section 2.11) checks whether the definitions in the system class meet the VDM-RT restrictions. A systemInit method is called during system initialization 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operations required. For example:</text:p>
      <text:p text:style-name="Text_20_body"/>
      <text:p text:style-name="Preformatted_20_Text">private static String defs =</text:p>
      <text:p text:style-name="Preformatted_20_Text"><text:tab/>"operations " +</text:p>
      <text:p text:style-name="Preformatted_20_Text"><text:tab/>"public BUS:(&lt;FCFS&gt;|&lt;CSMACD&gt;) * real * set of CPU ==&gt; BUS " +</text:p>
      <text:p text:style-name="Preformatted_20_Text"><text:tab/>"<text:tab/>BUS(policy, speed, cpus) == is not yet specified;";</text:p>
      <text:p text:style-name="Preformatted_20_Text"/>
      <text:p text:style-name="Preformatted_20_Text">private static DefinitionList operationDefs()</text:p>
      <text:p text:style-name="Preformatted_20_Text"><text:tab/>throws ParserException, LexException</text:p>
      <text:p text:style-name="Preformatted_20_Text">{</text:p>
      <text:p text:style-name="Preformatted_20_Text"><text:tab/>LexTokenReader ltr = new LexTokenReader(defs, Dialect.VDM_PP);</text:p>
      <text:p text:style-name="Preformatted_20_Text"><text:tab/>DefinitionReader dr = new DefinitionReader(ltr);</text:p>
      <text:p text:style-name="Preformatted_20_Text"><text:tab/>dr.setCurrentModule("BUS");</text:p>
      <text:p text:style-name="Preformatted_20_Text"><text:tab/>return dr.readDefinitions();</text:p>
      <text:p text:style-name="Preformatted_20_Text">}</text:p>
      <text:p text:style-name="Preformatted_20_Text"/>
      <text:p text:style-name="Preformatted_20_Text"/>
      <text:p text:style-name="Text_20_body">This technique permits the rest of the code to use these operations as normal. The <text:span text:style-name="T3">is not yet specified </text:span><text:span text:style-name="T4"><text:s/>processing intercepts the operation calls for CPU and BUS, calling back to the CPUClassDefinition and BUSClassDefinition classes to perform the actual processing.</text:span></text:p>
      <text:list xml:id="list34183043" text:continue-list="list34164606"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34163910"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text:soft-page-break/>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34172390"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DM-RT and VDM++ specifications. Most of the actual type checking is performed by the Definition, Expression and 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34164159" text:continue-list="list34142277"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text:soft-page-break/>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34181828"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text:soft-page-break/>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34163584" text:continue-list="list34172390"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34187697"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ext:soft-page-break/>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text:soft-page-break/>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7">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text:soft-page-break/></text:p>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34166503"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34182449"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ext:soft-page-break/>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 new FlatCheckedEnvironment(</text:p>
      <text:p text:style-name="Preformatted_20_Text"><text:tab/><text:tab/>createdDefinitions.asList(), env, NameScope.NAMESANDSTATE);</text:p>
      <text:p text:style-name="Preformatted_20_Text"/>
      <text:p text:style-name="Preformatted_20_Text"><text:tab/>typeCheck(expr, created);</text:p>
      <text:p text:style-name="Preformatted_20_Text"><text:tab/>return execute(expr, dbgp);</text:p>
      <text:p text:style-name="Preformatted_20_Text">}</text:p>
      <text:p text:style-name="Preformatted_20_Text"/>
      <text:p text:style-name="Preformatted_20_Text"/>
      <text:p text:style-name="Preformatted_20_Text">private Value execute(Expression expr, DBGPReader dbgp) throws Exception</text:p>
      <text:p text:style-name="Preformatted_20_Text">{</text:p>
      <text:p text:style-name="Preformatted_20_Text"><text:tab/>Context 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 CPUValue.vCPU);</text:p>
      <text:p text:style-name="Preformatted_20_Text"><text:tab/>clearBreakpointHits();</text:p>
      <text:p text:style-name="Preformatted_20_Text"/>
      <text:p text:style-name="Preformatted_20_Text"><text:tab/>scheduler.reset();</text:p>
      <text:p text:style-name="Preformatted_20_Text"><text:tab/>MainThread main = new MainThread(expr, mainContext);</text:p>
      <text:p text:style-name="Preformatted_20_Text"><text:tab/>main.start();</text:p>
      <text:p text:style-name="Preformatted_20_Text"><text:tab/>scheduler.start(main);</text:p>
      <text:p text:style-name="Preformatted_20_Text"/>
      <text:p text:style-name="Preformatted_20_Text"><text:tab/>return main.getResult();<text:tab/>// Can throw ContextException</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Text_20_body">This is fairly simple with VDM-SL because the specification cannot have threads, therefore pausing at a breakpoint must pause the entire system, and the user can easily examine anything they wish to. However, with VDM++ and VDM-RT the presence of threads make debugging more complex. It can be difficult to debug multiple threads from a single-threaded console.</text:p>
      <text:p text:style-name="Text_20_body">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3">real men </text:span><text:span text:style-name="T4">who prefer such things. Called VDMJC, this switches the console between connected DBGp threads by user command.</text:span></text:p>
      <text:p text:style-name="P15">All breakpoint handling in VDMJ uses a Breakpoint class, and its subclasses. Every Statement and Expression has a breakpoint member object, and the eval methods of Expressions and Statements call their breakpoint's check method:</text:p>
      <text:p text:style-name="P15"/>
      <text:p text:style-name="Preformatted_20_Text"><text:soft-page-break/>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Expression and Statement just set the breakpoint field to a default Breakpoint. This base class' check method will not do anything under normal circumstances, but when a breakpoint is created by the user, the object in the expression or statement concerned is <text:span text:style-name="T3">replaced </text:span><text:span text:style-name="T4">with a subclass object, called Stoppoint. The check method of a Stoppoint will stop, although it may evaluate a conditional expression first.</text:span></text:p>
      <text:p text:style-name="P15">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15">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15">A simplified version of the Stoppoint version of check is as follows:</text:p>
      <text:p text:style-name="P15"/>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if (condition == null || condition.eval(ctxt))</text:p>
      <text:p text:style-name="Preformatted_20_Text"><text:tab/><text:tab/>{</text:p>
      <text:p text:style-name="Preformatted_20_Text"><text:tab/><text:tab/><text:tab/>SchedulableThread.suspendOthers();</text:p>
      <text:p text:style-name="Preformatted_20_Text"/>
      <text:p text:style-name="Preformatted_20_Text"><text:tab/><text:tab/><text:tab/>if (Settings.usingDBGP)</text:p>
      <text:p text:style-name="Preformatted_20_Text"><text:tab/><text:tab/><text:tab/>{</text:p>
      <text:p text:style-name="Preformatted_20_Text"><text:tab/><text:tab/><text:tab/><text:tab/>ctxt.threadState.dbgp.stopped(ctxt, this);</text:p>
      <text:p text:style-name="Preformatted_20_Text"><text:tab/><text:tab/><text:tab/>}</text:p>
      <text:p text:style-name="Preformatted_20_Text"><text:tab/><text:tab/><text:tab/>else</text:p>
      <text:p text:style-name="Preformatted_20_Text"><text:tab/><text:tab/><text:tab/>{</text:p>
      <text:p text:style-name="Preformatted_20_Text"><text:tab/><text:tab/><text:tab/><text:tab/>new DebuggerReader(ctxt, this).run();</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P15">The hit counters are to do with conditional breakpoint hits, and code coverage. Note that, because the check method is called for every Expression and Statement that is executed, it is a good place to <text:soft-page-break/>record code coverage (against the location).</text:p>
      <text:p text:style-name="P15">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depending on whether we are using the command line or the GUI, the method calls one of two interactive methods; these retur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 third type of breakpoint called a Tracepoint. This is very simple as it does not interrupt the flow of control in its check method, but rather evaluates some trace expression and prints its value to the console (or sends it to the GUI).</text:p>
      <text:list xml:id="list34173228"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34185097" text:continue-list="list34181828" text:style-name="List_20_1">
        <text:list-item>
          <text:p text:style-name="List_20_1_20_Start">The runtime system is initialized from the ClassList or ModuleList classes' initialize<text:span text:style-name="T4"> method.</text:span></text:p>
        </text:list-item>
        <text:list-item>
          <text:p text:style-name="P34"><text:soft-page-break/>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34">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34175412" text:continue-numbering="true" text:style-name="List_20_1">
        <text:list-item>
          <text:p text:style-name="List_20_1_20_Start"><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P35">Lastly, local definitions are used to override anything inherited, and the set of members are passed, together with the superclass objects, to the ObjectValue constructor.</text:p>
        </text:list-item>
        <text:list-item>
          <text:p text:style-name="P33">If the class defines an operation with the same name as the class (a constructor), it is called.</text:p>
        </text:list-item>
      </text:list>
      <text:p text:style-name="P16">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list xml:id="list34174880" text:continue-list="list34173228" text:style-name="Outline">
        <text:list-item>
          <text:list>
            <text:list-item>
              <text:h text:style-name="P32" text:outline-level="2">vdmj.scheduler</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24">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methods. In particular, <text:soft-page-break/>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text:s/>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3">virtual </text:span><text:span text:style-name="T4">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ext:soft-page-break/>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21"><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text:soft-page-break/>pause of zero will still cause the thread to do one time step.</text:p>
      <text:p text:style-name="Text_20_body">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3">alarming </text:span><text:span text:style-name="T4">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3">next </text:span><text:span text:style-name="T4">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21"/>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21"/>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3">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 They also run one of two private methods to do this, runDBGP and runCmd, to handle the differences between a remote DBGP connection from the GUI and a local command line <text:soft-page-break/>debugger. The two methods are like this, in outline:</text:p>
      <text:p text:style-name="P21"/>
      <text:p text:style-name="Preformatted_20_Text">private void runDBGP()</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SchedulableThread.signalAll(SUSPEND);</text:p>
      <text:p text:style-name="Preformatted_20_Text"><text:tab/>}</text:p>
      <text:p text:style-name="Preformatted_20_Text">}</text:p>
      <text:p text:style-name="Preformatted_20_Text"/>
      <text:p text:style-name="Preformatted_20_Text">private void runCmd()</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SchedulableThread.signalAll(Signal.SUSPEND);</text:p>
      <text:p text:style-name="Preformatted_20_Text"><text:tab/>}</text:p>
      <text:p text:style-name="Preformatted_20_Text">}</text:p>
      <text:p text:style-name="Preformatted_20_Text"/>
      <text:p text:style-name="Text_20_body">The calls to setException on the resource scheduler cause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34169878"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34179601" text:continue-numbering="true"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text:soft-page-break/>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text:soft-page-break/>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3">outside </text:span><text:span text:style-name="T4">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text:span><text:span text:style-name="T4">value to the new value. The commit method is called during a time step, making the per-thread value visible to other threads.</text:span></text:p>
      <text:p text:style-name="P15">Transactional variables are very new, and by default the commit system is disabled. It can be enabled by a property setting.</text:p>
      <text:list xml:id="list34192783"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34192908"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text:soft-page-break/>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VDM++ and VDM-RT.</text:p>
      <text:list xml:id="list34179623"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p text:style-name="Text_20_body">The CommandReader system works well for simple specifications, but multi-threaded debugging, especially in VDM-RT, is awkward. The <text:span text:style-name="T3">VDMJ Client</text:span><text:span text:style-name="T4">, which uses the DBGP protocol to a separate VDMJ process, is better for such debugging.</text:span></text:p>
      <text:list xml:id="list34185688"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4">Overture's real-time log viewer. The class caches events in memory, occasionally flushing them out to a given PrintStream. By default this is the Console. It is also possible to turn logging off (the default state), which causes log events to be discarded.</text:span></text:p>
      <text:list xml:id="list34175171" text:continue-numbering="true" text:style-name="Outline">
        <text:list-item>
          <text:list>
            <text:list-item>
              <text:h text:style-name="Heading_20_2" text:outline-level="2"><text:soft-page-break/>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row table:style-name="vdmj_5f_debug.2">
          <table:table-cell table:style-name="vdmj_5f_debug.A2" office:value-type="string">
            <text:p text:style-name="Table_20_Contents">RemoteControl</text:p>
          </table:table-cell>
          <table:table-cell table:style-name="vdmj_5f_debug.B2" office:value-type="string">
            <text:p text:style-name="Table_20_Contents">An interface for remote control of a VDM execution.</text:p>
          </table:table-cell>
        </table:table-row>
        <table:table-row table:style-name="vdmj_5f_debug.2">
          <table:table-cell table:style-name="vdmj_5f_debug.A2" office:value-type="string">
            <text:p text:style-name="Table_20_Contents">RemoteInterpreter</text:p>
          </table:table-cell>
          <table:table-cell table:style-name="vdmj_5f_debug.B2" office:value-type="string">
            <text:p text:style-name="Table_20_Contents">An interface for remote access to the interpret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section 2.1). The command line arguments are as follows:</text:p>
      <text:p text:style-name="Preformatted_20_Text"/>
      <text:p text:style-name="Preformatted_20_Text">Usage: -h &lt;host&gt; -p &lt;port&gt; -k &lt;ide key&gt; &lt;-vdmpp|-vdmsl|-vdmrt&gt;</text:p>
      <text:p text:style-name="Preformatted_20_Text"><text:tab/>-e &lt;expression&gt; | -e64 &lt;base64 expression&gt;</text:p>
      <text:p text:style-name="Preformatted_20_Text"><text:tab/>[-w] [-q] [-log &lt;logfile URL&gt;] [-c &lt;charset&gt;] [-r &lt;release&gt;]</text:p>
      <text:p text:style-name="Preformatted_20_Text"><text:tab/>[-coverage &lt;dir URL&gt;] [-default64 &lt;base64 name&gt;]</text:p>
      <text:p text:style-name="Preformatted_20_Text"><text:tab/>[-remote &lt;class&gt;] {&lt;filename URL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VDM dialect is a mandatory option. The expression, optionally base64 encoded for special charsets, is the main expression to be evaluated, and the list of filenames identify the specification itself. Each filename is in the form of a file URI ("<text:a xlink:type="simple" xlink:href="smb://./">file:/</text:a>..."). There are also several optional settings. The -w and -q options suppress warnings and information messages respectively; the -log option sets the location of <text:soft-page-break/>the VDM-RT real time log output; the -c option sets the character set for the specification; the -r option is a VDM language release name (classic or vdm10); the -coverage option defines where detailed coverage information is written (for use by the GUI); the -default64 option sets the default module or class name in base64; and the -remote option identifies a class name that will be called rather than the main VDMJ processing loop (for remote control – see section 3.2).</text:p>
      <text:p text:style-name="Text_20_body">Depending on the dialect, DBGPReader creates an instance of VDMPP, VDMRT or VDMSL (see section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SL, VDMPP or VDMRT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sh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pan text:style-name="T4">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VDM++ or VDM-RT.</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section 2.13). But when the process is being <text:s/>debugged by an IDE, the breakpoint will find the DBGPReader object associated with its thread context, and call its "stopped" method. This sets the state of the connection to "break" and sends a status message to the IDE to let it know that execution has stopped at a breakpoint. It then enters the "run" method to <text:soft-page-break/>process IDE commands as it did originally (in fact this is a recursive call, since the original run call is on the stack, having called the execute method). Note that some DBGp commands are only acceptable when the connection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ough the opening of the connection is delayed until the thread has something to say – perhaps at a breakpoint – to avoid bombarding the GUI with thread create/death connections that do nothing.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lazily open its own connection to the IDE, and be stored in the new thread's context. When the second thread reaches a breakpoint, it will respond to the IDE on its own connection.</text:p>
      <text:p text:style-name="P15">The IDE can request that stdout/stderr output from the debugged process be sent to the IDE rather than (or as well as) to the usual console. If such a command is received, the Console class is called (see section 2.16), and a Redirector is added to the appropriate stream. These objects are passed a DBGPReader reference and use this to send output to the IDE when directed to do so.</text:p>
      <text:p text:style-name="P15">The RemoteControl and RemoteInterpreter classes are covered in section 3.</text:p>
      <text:list xml:id="list34186305" text:continue-numbering="true" text:style-name="Outline">
        <text:list-item>
          <text:list>
            <text:list-item>
              <text:list>
                <text:list-item>
                  <text:h text:style-name="P29"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if checkpoints (ie. at the start of every expression or statement) 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signal method of SchedulableThreads, though that would double the number of threads in the system.</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t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34189972" text:continue-numbering="true" text:style-name="Outline">
        <text:list-item>
          <text:list>
            <text:list-item>
              <text:h text:style-name="Heading_20_2" text:outline-level="2">vdmj.config</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ext:soft-page-break/>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default values:</text:p>
      <text:p text:style-name="Preformatted_20_Text"/>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Preformatted_20_Text"># The default timeslice (statements executed) for the FCFS policy</text:p>
      <text:p text:style-name="Preformatted_20_Text"># (default 100)</text:p>
      <text:p text:style-name="Preformatted_20_Text">scheduler.fcfs.timeslice = 100</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Preformatted_20_Text"># Enable extra diagnostics for guards etc. */</text:p>
      <text:p text:style-name="Preformatted_20_Text"># (default false)</text:p>
      <text:p text:style-name="Preformatted_20_Text">diags.guards = false</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Preformatted_20_Text"/>
      <text:list xml:id="list34189574"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Table_20_Contents">ConfigBase</text:p>
          </table:table-cell>
          <table:table-cell table:style-name="vdmj_5f_commands_5f_enum.B2" office:value-type="string">
            <text:p text:style-name="Table_20_Contents">A base class for property file readers.</text:p>
          </table:table-cell>
        </table:table-row>
      </table:table>
      <text:p text:style-name="Text_20_body"/>
      <text:p text:style-name="Text_20_body"><text:soft-page-break/>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p text:style-name="Text_20_body">ConfigBase supports the Property reading system, with reflection calls to examine a class of static fields, and update them with property values.</text:p>
      <text:list xml:id="list34170480" text:continue-numbering="true" text:style-name="Outline">
        <text:list-item>
          <text:h text:style-name="Heading_20_1" text:outline-level="1">External Interfaces</text:h>
          <text:list>
            <text:list-item>
              <text:h text:style-name="Heading_20_2" text:outline-level="2">The Native Call Interface</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list xml:id="list34172206" text:continue-numbering="true" text:style-name="Outline">
        <text:list-item>
          <text:list>
            <text:list-item>
              <text:h text:style-name="Heading_20_2" text:outline-level="2">The Remote Control Interface</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text:soft-page-break/>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3">session </text:span><text:span text:style-name="T4">rather than making individual evaluations.</text:span></text:p>
      <text:p text:style-name="Preformatted_20_Text"/>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line-height="0.1598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1in" fo:margin-right="0in" fo:margin-top="0in" fo:margin-bottom="0in" fo:line-height="0.15in" fo:keep-together="auto" fo:orphans="2" fo:widows="2" fo:text-indent="0in" style:auto-text-indent="false" style:page-number="auto"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701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Table2" style:family="table">
      <style:table-properties style:width="7.2701in" table:align="margins" fo:keep-with-next="always"/>
    </style:style>
    <style:style style:name="Table2.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VDMJ Design Specification</text:p>
            </table:table-cell>
            <table:table-cell office:value-type="string">
              <text:p text:style-name="MP3">Date: <text:modification-date style:data-style-name="N37">31/05/11</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1.1</text:user-defined></text:p>
            </table:table-cell>
            <table:table-cell table:style-name="Footing.A1" office:value-type="string">
              <text:p text:style-name="MP5">Copyright © Fujitsu Services 2011</text:p>
            </table:table-cell>
            <table:table-cell table:style-name="Footing.A1" office:value-type="string">
              <text:p text:style-name="MP6">Page <text:page-number text:select-page="current">57</text:page-number> of <text:page-count style:num-format="1">57</text:page-count></text:p>
            </table:table-cell>
          </table:table-row>
        </table:table>
        <text:p text:style-name="Table"/>
      </style:footer>
    </style:master-page>
    <style:master-page style:name="First_20_Page" style:display-name="First Page" style:page-layout-name="Mpm2"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VDMJ Design Specification</text:p>
            </table:table-cell>
            <table:table-cell office:value-type="string">
              <text:p text:style-name="MP3">Date: <text:modification-date style:data-style-name="N37">31/05/11</text:modification-date></text:p>
              <text:p text:style-name="MP4"/>
            </table:table-cell>
          </table:table-row>
        </table:table>
        <text:p text:style-name="MP7"/>
      </style:header>
      <style:header-left>
        <text:p text:style-name="Header_20_left"/>
      </style:header-left>
      <style:footer>
        <text:p text:style-name="MP8">Copyright © <text:s/>Fujitsu Services, 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6</meta:generator>
    <dc:title>VDMJ Design Specification</dc:title>
    <dc:description>The design specification for VDMJ.</dc:description>
    <meta:editing-cycles>194</meta:editing-cycles>
    <meta:editing-duration>P2DT10H24M21S</meta:editing-duration>
    <dc:date>2011-05-31T14:05:21.97</dc:date>
    <meta:keyword>VDMJ</meta:keyword>
    <dc:subject>VDMJ</dc:subject>
    <meta:document-statistic meta:table-count="39" meta:image-count="0" meta:object-count="0" meta:page-count="57" meta:paragraph-count="1700" meta:word-count="24294" meta:character-count="154912"/>
    <dc:creator>Nick Battle</dc:creator>
    <meta:user-defined meta:name="Info 1">1.1</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